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Consolas1" svg:font-family="Consolas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9911"/>
    </style:style>
    <style:style style:name="P2" style:family="paragraph" style:parent-style-name="Standard">
      <style:text-properties officeooo:rsid="000ceb32" officeooo:paragraph-rsid="00104ca0"/>
    </style:style>
    <style:style style:name="P3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5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6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7" style:family="paragraph" style:parent-style-name="Standard">
      <style:text-properties officeooo:rsid="00136d8b" officeooo:paragraph-rsid="00104ca0"/>
    </style:style>
    <style:style style:name="P8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9" style:family="paragraph" style:parent-style-name="Standard" style:list-style-name="L1">
      <style:text-properties officeooo:paragraph-rsid="00104ca0"/>
    </style:style>
    <style:style style:name="P10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11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12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13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14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5" style:family="paragraph" style:parent-style-name="Standard" style:list-style-name="L2">
      <style:text-properties fo:font-size="20pt" officeooo:rsid="00104a5e" officeooo:paragraph-rsid="00104ca0" style:font-size-asian="17.5pt" style:font-size-complex="20pt"/>
    </style:style>
    <style:style style:name="P16" style:family="paragraph" style:parent-style-name="Standard" style:list-style-name="L2">
      <style:text-properties fo:font-size="20pt" officeooo:rsid="000cd956" officeooo:paragraph-rsid="00104ca0" style:font-size-asian="17.5pt" style:font-size-complex="20pt"/>
    </style:style>
    <style:style style:name="P17" style:family="paragraph" style:parent-style-name="Standard" style:list-style-name="L2">
      <style:text-properties fo:font-size="20pt" officeooo:rsid="000ceb32" officeooo:paragraph-rsid="00104ca0" style:font-size-asian="17.5pt" style:font-size-complex="20pt"/>
    </style:style>
    <style:style style:name="P18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20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21" style:family="paragraph" style:parent-style-name="Standard" style:list-style-name="L3">
      <style:text-properties officeooo:rsid="000e5e3e" officeooo:paragraph-rsid="00104ca0"/>
    </style:style>
    <style:style style:name="P22" style:family="paragraph" style:parent-style-name="Standard" style:list-style-name="L4">
      <style:text-properties officeooo:rsid="000e5e3e" officeooo:paragraph-rsid="00104ca0"/>
    </style:style>
    <style:style style:name="P23" style:family="paragraph" style:parent-style-name="Standard" style:list-style-name="L3">
      <style:text-properties officeooo:rsid="00136d8b" officeooo:paragraph-rsid="00104ca0"/>
    </style:style>
    <style:style style:name="P24" style:family="paragraph" style:parent-style-name="Standard">
      <style:text-properties officeooo:rsid="00136d8b" officeooo:paragraph-rsid="00104ca0"/>
    </style:style>
    <style:style style:name="P25" style:family="paragraph" style:parent-style-name="Standard">
      <style:text-properties officeooo:rsid="00121e7a" officeooo:paragraph-rsid="00121e7a"/>
    </style:style>
    <style:style style:name="P26" style:family="paragraph" style:parent-style-name="Standard" style:list-style-name="L5">
      <style:text-properties officeooo:rsid="00121e7a" officeooo:paragraph-rsid="00121e7a"/>
    </style:style>
    <style:style style:name="P27" style:family="paragraph" style:parent-style-name="Standard" style:list-style-name="L5">
      <style:text-properties officeooo:paragraph-rsid="00121e7a"/>
    </style:style>
    <style:style style:name="P28" style:family="paragraph" style:parent-style-name="Standard">
      <style:text-properties officeooo:rsid="0013e8a8" officeooo:paragraph-rsid="0013e8a8"/>
    </style:style>
    <style:style style:name="P29" style:family="paragraph" style:parent-style-name="Standard" style:list-style-name="L6">
      <style:text-properties officeooo:rsid="0013e8a8" officeooo:paragraph-rsid="0013e8a8"/>
    </style:style>
    <style:style style:name="P30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31" style:family="paragraph" style:parent-style-name="Standard" style:list-style-name="L6">
      <style:text-properties fo:font-size="16pt" officeooo:rsid="0013e8a8" officeooo:paragraph-rsid="0013e8a8" style:font-size-asian="16pt" style:font-size-complex="16pt"/>
    </style:style>
    <style:style style:name="P32" style:family="paragraph" style:parent-style-name="Standard" style:list-style-name="L6">
      <style:text-properties fo:font-size="16pt" officeooo:rsid="0013e8a8" officeooo:paragraph-rsid="0016fa3c" style:font-size-asian="16pt" style:font-size-complex="16pt"/>
    </style:style>
    <style:style style:name="P33" style:family="paragraph" style:parent-style-name="Standard" style:list-style-name="L6">
      <style:text-properties officeooo:paragraph-rsid="0016fa3c"/>
    </style:style>
    <style:style style:name="P34" style:family="paragraph" style:parent-style-name="Standard">
      <style:paragraph-properties fo:text-align="start" style:justify-single-word="false"/>
      <style:text-properties fo:font-size="12pt" officeooo:rsid="0013e8a8" officeooo:paragraph-rsid="0016fa3c" style:font-size-asian="12pt" style:font-size-complex="12pt"/>
    </style:style>
    <style:style style:name="P35" style:family="paragraph" style:parent-style-name="Table_20_Contents">
      <style:text-properties officeooo:rsid="00121e7a" officeooo:paragraph-rsid="00121e7a"/>
    </style:style>
    <style:style style:name="P36" style:family="paragraph" style:parent-style-name="Table_20_Contents">
      <style:text-properties officeooo:rsid="0013e8a8" officeooo:paragraph-rsid="0013e8a8"/>
    </style:style>
    <style:style style:name="P37" style:family="paragraph" style:parent-style-name="Table_20_Contents">
      <style:text-properties officeooo:rsid="0016fa3c" officeooo:paragraph-rsid="0016fa3c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5ffa8" style:font-size-asian="17.5pt" style:font-size-complex="20pt"/>
    </style:style>
    <style:style style:name="T5" style:family="text">
      <style:text-properties fo:font-size="20pt" officeooo:rsid="00136d8b" style:font-size-asian="17.5pt" style:font-size-complex="20pt"/>
    </style:style>
    <style:style style:name="T6" style:family="text">
      <style:text-properties fo:font-size="20pt" officeooo:rsid="00154033" style:font-size-asian="17.5pt" style:font-size-complex="20pt"/>
    </style:style>
    <style:style style:name="T7" style:family="text">
      <style:text-properties fo:font-size="20pt" officeooo:rsid="00121e7a" style:font-size-asian="17.5pt" style:font-size-complex="20pt"/>
    </style:style>
    <style:style style:name="T8" style:family="text">
      <style:text-properties fo:font-size="20pt" officeooo:rsid="0013e8a8" style:font-size-asian="17.5pt" style:font-size-complex="20pt"/>
    </style:style>
    <style:style style:name="T9" style:family="text">
      <style:text-properties fo:font-size="20pt" officeooo:rsid="0015b25f" style:font-size-asian="17.5pt" style:font-size-complex="20pt"/>
    </style:style>
    <style:style style:name="T10" style:family="text">
      <style:text-properties fo:font-size="20pt" officeooo:rsid="0016fa3c" style:font-size-asian="17.5pt" style:font-size-complex="20pt"/>
    </style:style>
    <style:style style:name="T11" style:family="text">
      <style:text-properties officeooo:rsid="0015b25f"/>
    </style:style>
    <style:style style:name="T12" style:family="text">
      <style:text-properties officeooo:rsid="0016fa3c"/>
    </style:style>
    <style:style style:name="T13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14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7.5pt" style:font-size-complex="20pt"/>
    </style:style>
    <style:style style:name="T15" style:family="text">
      <style:text-properties fo:font-size="16pt" officeooo:rsid="0015b25f" style:font-size-asian="16pt" style:font-size-complex="16pt"/>
    </style:style>
    <style:style style:name="T16" style:family="text">
      <style:text-properties fo:font-size="16pt" officeooo:rsid="0016fa3c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ctor stores: </text:p>
      <text:list text:style-name="L1">
        <text:list-item>
          <text:p text:style-name="P10">Vector stores: </text:p>
        </text:list-item>
        <text:list-item>
          <text:p text:style-name="P9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9"><text:span text:style-name="T2"/></text:p>
        </text:list-item>
        <text:list-item>
          <text:p text:style-name="P11">TypeSense</text:p>
        </text:list-item>
        <text:list-item>
          <text:p text:style-name="P11">Qdrant → ricerca ibrida (densa + sparsa)</text:p>
        </text:list-item>
      </text:list>
      <text:p text:style-name="P1"><text:span text:style-name="T2"/></text:p>
      <text:p text:style-name="P8"><text:span text:style-name="T2">E</text:span><text:span text:style-name="T1">mbedding models:</text:span></text:p>
      <text:list text:style-name="L2">
        <text:list-item>
          <text:p text:style-name="P13">OllamaEmbeddings: </text:p>
          <text:list>
            <text:list-item>
              <text:p text:style-name="P12">Llama 3.2 1B</text:p>
            </text:list-item>
            <text:list-item>
              <text:p text:style-name="P12">Llama 3.2 3B</text:p>
            </text:list-item>
            <text:list-item>
              <text:p text:style-name="P12">Gemma 2 2B</text:p>
            </text:list-item>
          </text:list>
        </text:list-item>
        <text:list-item>
          <text:p text:style-name="P13">HuggingFace: </text:p>
          <text:list>
            <text:list-item>
              <text:p text:style-name="P14">mpnet-base-v2</text:p>
            </text:list-item>
            <text:list-item>
              <text:p text:style-name="P12">MiniLM-L6-v2</text:p>
            </text:list-item>
          </text:list>
        </text:list-item>
        <text:list-item>
          <text:p text:style-name="P15">GPT4All</text:p>
        </text:list-item>
        <text:list-item>
          <text:p text:style-name="P16">Elasticsearch (?)</text:p>
        </text:list-item>
        <text:list-item>
          <text:p text:style-name="P17">Embaas (account gratuito)</text:p>
        </text:list-item>
      </text:list>
      <text:p text:style-name="P2"><text:span text:style-name="T1"/></text:p>
      <text:p text:style-name="P2"><text:span text:style-name="T1"/></text:p>
      <text:p text:style-name="P4">Test di Llama 3.2, 1B parametri per embedding</text:p>
      <text:list xml:id="list283453518" text:style-name="L3">
        <text:list-item>
          <text:p text:style-name="P21"><text:span text:style-name="T1">Tempo: 25 minuti per set di chunk (114</text:span><text:span text:style-name="T3">8)</text:span><text:span text:style-name="T1">;</text:span></text:p>
        </text:list-item>
        <text:list-item>
          <text:p text:style-name="P18">Dimensione db: 47MB, 2.3M entries</text:p>
        </text:list-item>
      </text:list>
      <text:p text:style-name="P7"><text:span text:style-name="T1"/></text:p>
      <text:p text:style-name="P5">Llama 3.2, 3B parametri:</text:p>
      <text:list text:style-name="L4">
        <text:list-item>
          <text:p text:style-name="P22"><text:span text:style-name="T1">Tempo: </text:span><text:span text:style-name="T5">90</text:span><text:span text:style-name="T1"> minuti per set di chunk (114</text:span><text:span text:style-name="T3">8)</text:span><text:span text:style-name="T1">;</text:span></text:p>
        </text:list-item>
        <text:list-item>
          <text:p text:style-name="P19">Dimensione db: 72MB, 3.5M entries</text:p>
        </text:list-item>
      </text:list>
      <text:p text:style-name="P7"><text:span text:style-name="T1"/></text:p>
      <text:p text:style-name="P5">Gemma 2, 2B parametri:</text:p>
      <text:list text:continue-list="list283453518" text:style-name="L3">
        <text:list-item>
          <text:p text:style-name="P21"><text:soft-page-break/><text:span text:style-name="T1">Tempo: </text:span><text:span text:style-name="T5">60</text:span><text:span text:style-name="T1"> minuti per set di chunk (114</text:span><text:span text:style-name="T3">8)</text:span><text:span text:style-name="T1">;</text:span></text:p>
        </text:list-item>
        <text:list-item>
          <text:p text:style-name="P18">Dimensione db: 52MB, 1M entries</text:p>
        </text:list-item>
      </text:list>
      <text:p text:style-name="P7"><text:span text:style-name="T1"/></text:p>
      <text:p text:style-name="P5">MPNET-base v2, 768-dimensionale:</text:p>
      <text:list text:continue-numbering="true" text:style-name="L3">
        <text:list-item>
          <text:p text:style-name="P21"><text:span text:style-name="T1">Tempo: </text:span><text:span text:style-name="T6">3</text:span><text:span text:style-name="T1"> minuti per set di chunk (114</text:span><text:span text:style-name="T3">8)</text:span><text:span text:style-name="T1">;</text:span></text:p>
        </text:list-item>
        <text:list-item>
          <text:p text:style-name="P23"><text:span text:style-name="T1">Dimensione db: </text:span><text:span text:style-name="T6">26</text:span><text:span text:style-name="T1">MB, </text:span><text:span text:style-name="T6">900K</text:span><text:span text:style-name="T1"> entries</text:span></text:p>
        </text:list-item>
      </text:list>
      <text:p text:style-name="P7"><text:span text:style-name="T1"/></text:p>
      <text:p text:style-name="P6">MiniLM-L6 v2, 384-dimensionale:</text:p>
      <text:list text:continue-numbering="true" text:style-name="L3">
        <text:list-item>
          <text:p text:style-name="P21"><text:span text:style-name="T1">Tempo: </text:span><text:span text:style-name="T4">15 secondi</text:span><text:span text:style-name="T1"> per set di chunk (114</text:span><text:span text:style-name="T3">8)</text:span><text:span text:style-name="T1">;</text:span></text:p>
        </text:list-item>
        <text:list-item>
          <text:p text:style-name="P23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</text:list>
      <text:p text:style-name="P7"><text:span text:style-name="T1"/></text:p>
      <text:p text:style-name="P7"><text:span text:style-name="T1"/></text:p>
      <text:p text:style-name="P25"><text:span text:style-name="T1">Metriche: </text:span></text:p>
      <text:list text:style-name="L5">
        <text:list-item>
          <text:p text:style-name="P27"><text:span text:style-name="T7">score di rilevanza del documento rispetto alla query;</text:span></text:p>
        </text:list-item>
        <text:list-item>
          <text:p text:style-name="P26"><text:span text:style-name="T1">MMR (max marginal relevance): combina rilevanza rispetto alla query e diversità tra i documenti</text:span></text:p>
        </text:list-item>
      </text:list>
      <text:p text:style-name="P25"><text:span text:style-name="T1"/></text:p>
      <text:p text:style-name="P25"><text:span text:style-name="T1"/></text:p>
      <text:p text:style-name="P28"><text:span text:style-name="T1">InMemoryVectorStore, Llama 3.2 1B, </text:span><text:span text:style-name="T9">raw data</text:span><text:span text:style-name="T1">:</text:span></text:p>
      <text:list text:style-name="L6">
        <text:list-item>
          <text:p text:style-name="P29"><text:span text:style-name="T1">“</text:span><text:span text:style-name="T9">Trend of inflation in the dental sector between 2021, 2022 and first half of 2023</text:span><text:span text:style-name="T1">”:</text:span></text:p>
          <text:p text:style-name="P31"><text:span text:style-name="T12">[</text:span><text:span text:style-name="T11">0.4462 0.4382 0.4337 0.4310 0.4280 0.4142 0.4131 0.4116 0.4077 0.4059</text:span><text:span text:style-name="T12">]</text:span></text:p>
        </text:list-item>
        <text:list-item>
          <text:p text:style-name="P33"><text:span text:style-name="T8">“</text:span><text:span text:style-name="T9">Dental product brands that offer the best value for money according to dentists</text:span><text:span text:style-name="T8">”: </text:span><text:span text:style-name="T16">[</text:span><text:span text:style-name="T15">0.4214 0.4212 0.4082 0.3960 0.3954 0.3941 0.3931 0.3897 0.3860 0.3850</text:span><text:span text:style-name="T16">]</text:span></text:p>
          <text:p text:style-name="P29"><text:span text:style-name="T9"/></text:p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30"><text:soft-page-break/>DB: InMemoryVectorStore</text:p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5">MODELLO</text:p>
          </table:table-cell>
          <table:table-cell table:style-name="Tabella1.A1" office:value-type="string">
            <text:p text:style-name="P36">RILEVANZA</text:p>
          </table:table-cell>
          <table:table-cell table:style-name="Tabella1.C1" office:value-type="string">
            <text:p text:style-name="P36">MMR</text:p>
          </table:table-cell>
        </table:table-row>
        <table:table-row>
          <table:table-cell table:style-name="Tabella1.A2" office:value-type="string">
            <text:p text:style-name="P36">Llama 3.2, 1B parametri</text:p>
          </table:table-cell>
          <table:table-cell table:style-name="Tabella1.B2" office:value-type="string">
            <text:p text:style-name="P34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36">Llama 3.2, 3B parametri</text:p>
          </table:table-cell>
          <table:table-cell table:style-name="Tabella1.A2" office:value-type="string">
            <text:p text:style-name="P37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36">Gemma 2, 2B parametri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36">MPNET base v2, 768-dim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36">MiniLM-L6 v2, 384-dim</text:p>
          </table:table-cell>
          <table:table-cell table:style-name="Tabella1.A2" office:value-type="string">
            <text:p text:style-name="Table_20_Contents"/>
          </table:table-cell>
          <table:table-cell table:style-name="Tabella1.C6" office:value-type="string">
            <text:p text:style-name="Table_20_Contents"/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Consolas1" svg:font-family="Consolas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17T13:52:29.151293903</dc:date>
    <meta:editing-duration>PT1H46M4S</meta:editing-duration>
    <meta:editing-cycles>4</meta:editing-cycles>
    <meta:document-statistic meta:table-count="1" meta:image-count="0" meta:object-count="0" meta:page-count="3" meta:paragraph-count="48" meta:word-count="261" meta:character-count="1576" meta:non-whitespace-character-count="1387"/>
  </office:meta>
</office:document-meta>
</file>